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8c41" officeooo:paragraph-rsid="000f8c41"/>
    </style:style>
    <style:style style:name="P2" style:family="paragraph" style:parent-style-name="Standard">
      <style:text-properties officeooo:rsid="000fd4d5" officeooo:paragraph-rsid="000fd4d5"/>
    </style:style>
    <style:style style:name="P3" style:family="paragraph" style:parent-style-name="Standard">
      <style:text-properties officeooo:rsid="00109770" officeooo:paragraph-rsid="00109770"/>
    </style:style>
    <style:style style:name="P4" style:family="paragraph" style:parent-style-name="Standard">
      <style:text-properties officeooo:rsid="00119c44" officeooo:paragraph-rsid="00119c44"/>
    </style:style>
    <style:style style:name="P5" style:family="paragraph" style:parent-style-name="Standard">
      <style:text-properties officeooo:rsid="0012af5d" officeooo:paragraph-rsid="0012af5d"/>
    </style:style>
    <style:style style:name="T1" style:family="text">
      <style:text-properties officeooo:rsid="00109c91"/>
    </style:style>
    <style:style style:name="T2" style:family="text">
      <style:text-properties officeooo:rsid="001260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othes: the cloth needs to be a combination or silk, satin, hemp, whichever of raimie and sisal feels good on skin, wool to whick moisture away, flax...linen, corn, coconunt, palm husk? Whatever synthetic cloth too? Maybe nylon, rubber, and synthetic rubber...spandex or something? </text:p>
      <text:p text:style-name="P1"/>
      <text:p text:style-name="P1"/>
      <text:p text:style-name="P1">Try zipper free designs? Magnetic tape? Velcro, </text:p>
      <text:p text:style-name="P1"/>
      <text:p text:style-name="P1">seat cushion design: wicker, <text:span text:style-name="T1">magnets with rubber for vibrating parts, sort of wood and foam oddly shaped rollers for massaging, Resonating frequency for medical? I am sure you can do whatever you want (like healing bones faster and growing new teeth and curing infections) using nothing more than resonating frequencies to turn on and off cell functions. Need to do hand and wrist excersizes in the chair via the chair. So do some light physical therapy moves in the chair</text:span></text:p>
      <text:p text:style-name="P1"/>
      <text:p text:style-name="P2">also need to 3d print computer components. That way you never run into shortages but that is dependant on printing them out of chemicals, and using little to no metal. You can 3d print quartz clocks based on how they were growing them at bell lab, or you can go carbon based? Electroluminescent screens (frequency based, not rgb)</text:p>
      <text:p text:style-name="P2"/>
      <text:p text:style-name="P2">foam needs to be a combination of epu, polyetheline, polyurethane, melamine, I guess solmide,</text:p>
      <text:p text:style-name="P2"/>
      <text:p text:style-name="P2">I gotta look at fire and smoke propogation and see if I can ventilate the seats in such a way that puts out the flame and stores the smoke or something. Open the old windows on the plane at 50,000, or like shop vac above the fire area</text:p>
      <text:p text:style-name="P2"/>
      <text:p text:style-name="P3">I always thought to make foam in layers like a layer of foam, a layer of rubber a layer of cloth with resin, a layer of rubber heat sealed to the other layer, and a layer of foam. </text:p>
      <text:p text:style-name="P3">And make the foam pine tar compatible? And make I guess more replicas of pine tar that are sticky and cure when cooled for some interesting construction. And the scent. </text:p>
      <text:p text:style-name="P3"/>
      <text:p text:style-name="P4">Engines are gonna look strange, and possibly have a lot of small fuel tanks</text:p>
      <text:p text:style-name="P4">fuels: ethanol, biodiesel, diesel, electric, magnetic. </text:p>
      <text:p text:style-name="P4">High explosives!! aahahah, nah man thats just my fuel!</text:p>
      <text:p text:style-name="P4">I would, however it seems a bit of a waste to use any amount of nitroglycerine just to get a few extra horse out of a car. Rocket cars, maybe. Maybe get the old sugar out and load a few rocket engines in the car. Small ones mind you.</text:p>
      <text:p text:style-name="P4"/>
      <text:p text:style-name="P4">But I gotta do more, get the propylene glycol out, and the baking soda and figure out more how to stop explosions. </text:p>
      <text:p text:style-name="P4"/>
      <text:p text:style-name="P4">That leads to my next thing. Rockets. You can increase thrust velocity by having routes that take advantage of venturri effect, use a lot of dimples, and some ridges like that boat invincible. <text:span text:style-name="T2">But the way you have the fuel and stuff is different, you have to have mostly like your main engine, and then a venturri area that has small rockets for added thrust, but you can get those things, I won’t call it light speed. But i’ll call it really damn fast. Same with plasma. Although my plasma engines look a hell of a lot different, they use magnets and electric fields to accelelrate particles and venturri effect and I think they can accellerate much faster? But again they have a similar configuration to the previously mentioned stuff. </text:span></text:p>
      <text:p text:style-name="P4"/>
      <text:p text:style-name="P5">Also nitroglycerin can be modified to use in rockets. </text:p>
      <text:p text:style-name="P5"><text:soft-page-break/>Also, it might be a worth while experiment to ship a small amount of nuclear waste to chyrnoble (where no one lives anyway) and plant what amounts to a ton of mushrooms and small plants in whatever. </text:p>
      <text:p text:style-name="P5"/>
      <text:p text:style-name="P5">Because you might get a plant that is capable of breaking down whatever isotope it is that you get. I really forget. <text:s/>You also need to see how bad that radiation is for plants. </text:p>
      <text:p text:style-name="P5"/>
      <text:p text:style-name="P5">Nuclear waste can be recycled. I just don’t 100% know how at the moment. But im sure nuclear waste isn’t the worst thing thats happened. </text:p>
      <text:p text:style-name="P5"/>
      <text:p text:style-name="P5">Wherever it would be saf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09:03:45.385000000</meta:creation-date>
    <dc:date>2018-05-02T09:49:02.240000000</dc:date>
    <meta:editing-duration>PT12M54S</meta:editing-duration>
    <meta:editing-cycles>5</meta:editing-cycles>
    <meta:generator>LibreOffice/6.0.3.2$Windows_X86_64 LibreOffice_project/8f48d515416608e3a835360314dac7e47fd0b821</meta:generator>
    <meta:document-statistic meta:table-count="0" meta:image-count="0" meta:object-count="0" meta:page-count="2" meta:paragraph-count="19" meta:word-count="658" meta:character-count="3670" meta:non-whitespace-character-count="3019"/>
  </office:meta>
</office:document-meta>
</file>